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c13c" officeooo:paragraph-rsid="001ac13c"/>
    </style:style>
    <style:style style:name="P2" style:family="paragraph" style:parent-style-name="Standard">
      <style:text-properties officeooo:rsid="001bfc39" officeooo:paragraph-rsid="001bfc39"/>
    </style:style>
    <style:style style:name="P3" style:family="paragraph" style:parent-style-name="Standard">
      <style:text-properties officeooo:rsid="001d1b08" officeooo:paragraph-rsid="001d1b08"/>
    </style:style>
    <style:style style:name="P4" style:family="paragraph" style:parent-style-name="Standard">
      <style:text-properties style:font-name="Calibri" officeooo:rsid="001ac13c" officeooo:paragraph-rsid="001ac13c"/>
    </style:style>
    <style:style style:name="P5" style:family="paragraph" style:parent-style-name="Standard">
      <style:text-properties style:font-name="Calibri" officeooo:paragraph-rsid="001ac13c"/>
    </style:style>
    <style:style style:name="P6" style:family="paragraph" style:parent-style-name="Standard">
      <style:text-properties style:font-name="Calibri" officeooo:rsid="001bfc39" officeooo:paragraph-rsid="001bfc39"/>
    </style:style>
    <style:style style:name="P7" style:family="paragraph" style:parent-style-name="Standard">
      <style:text-properties style:font-name="Calibri" officeooo:rsid="001e31d0" officeooo:paragraph-rsid="001e31d0"/>
    </style:style>
    <style:style style:name="P8" style:family="paragraph" style:parent-style-name="Standard">
      <style:text-properties style:font-name="Calibri" officeooo:rsid="001e31d0" officeooo:paragraph-rsid="001e42a8"/>
    </style:style>
    <style:style style:name="P9" style:family="paragraph" style:parent-style-name="Standard">
      <style:text-properties style:font-name="Calibri" officeooo:rsid="001e42a8" officeooo:paragraph-rsid="001e42a8"/>
    </style:style>
    <style:style style:name="P10" style:family="paragraph" style:parent-style-name="Standard">
      <style:text-properties style:font-name="Calibri" officeooo:rsid="001e42a8" officeooo:paragraph-rsid="002b935a"/>
    </style:style>
    <style:style style:name="P11" style:family="paragraph" style:parent-style-name="Standard">
      <style:text-properties style:font-name="Calibri" officeooo:rsid="00255c77" officeooo:paragraph-rsid="00255c77"/>
    </style:style>
    <style:style style:name="P12" style:family="paragraph" style:parent-style-name="Standard">
      <style:text-properties style:font-name="Calibri" officeooo:rsid="0025803e" officeooo:paragraph-rsid="0025803e"/>
    </style:style>
    <style:style style:name="P13" style:family="paragraph" style:parent-style-name="Standard">
      <style:text-properties style:font-name="Calibri" officeooo:rsid="00276a03" officeooo:paragraph-rsid="00276a03"/>
    </style:style>
    <style:style style:name="P14" style:family="paragraph" style:parent-style-name="Standard">
      <style:text-properties style:font-name="Calibri" officeooo:rsid="001d1b08" officeooo:paragraph-rsid="001d1b08"/>
    </style:style>
    <style:style style:name="P15" style:family="paragraph" style:parent-style-name="Standard">
      <style:text-properties style:font-name="Calibri" officeooo:rsid="0029163e" officeooo:paragraph-rsid="0029163e"/>
    </style:style>
    <style:style style:name="P16" style:family="paragraph" style:parent-style-name="Standard">
      <style:text-properties style:font-name="Calibri" officeooo:rsid="002cd991" officeooo:paragraph-rsid="002cd991"/>
    </style:style>
    <style:style style:name="P17" style:family="paragraph" style:parent-style-name="Standard">
      <style:paragraph-properties fo:break-before="page"/>
      <style:text-properties style:font-name="Calibri" officeooo:rsid="001e31d0" officeooo:paragraph-rsid="001e31d0"/>
    </style:style>
    <style:style style:name="P18" style:family="paragraph" style:parent-style-name="Preformatted_20_Text">
      <style:text-properties style:font-name="Calibri" officeooo:rsid="002cd991" officeooo:paragraph-rsid="002cd991"/>
    </style:style>
    <style:style style:name="P19" style:family="paragraph" style:parent-style-name="Standard">
      <style:text-properties style:font-name="Calibri" officeooo:rsid="001e42a8" officeooo:paragraph-rsid="001e42a8"/>
    </style:style>
    <style:style style:name="P20" style:family="paragraph" style:parent-style-name="Standard">
      <style:text-properties style:font-name="Calibri" officeooo:rsid="001e42a8" officeooo:paragraph-rsid="002e4d8e"/>
    </style:style>
    <style:style style:name="P21" style:family="paragraph" style:parent-style-name="Standard">
      <style:text-properties style:font-name="Calibri" officeooo:rsid="001e42a8" officeooo:paragraph-rsid="002b935a"/>
    </style:style>
    <style:style style:name="P22" style:family="paragraph" style:parent-style-name="Standard">
      <style:text-properties style:font-name="Calibri" officeooo:rsid="002e1b64" officeooo:paragraph-rsid="002e1b64"/>
    </style:style>
    <style:style style:name="P23" style:family="paragraph" style:parent-style-name="Standard">
      <style:text-properties style:font-name="Calibri" officeooo:rsid="001e31d0" officeooo:paragraph-rsid="002e4d8e"/>
    </style:style>
    <style:style style:name="P24" style:family="paragraph" style:parent-style-name="Standard">
      <style:text-properties style:font-name="Calibri" officeooo:rsid="002cd991" officeooo:paragraph-rsid="002cd991"/>
    </style:style>
    <style:style style:name="P25" style:family="paragraph" style:parent-style-name="Standard">
      <style:text-properties style:font-name="Calibri" officeooo:rsid="00303d9f" officeooo:paragraph-rsid="00303d9f"/>
    </style:style>
    <style:style style:name="P26" style:family="paragraph" style:parent-style-name="Standard">
      <style:text-properties style:font-name="Calibri" officeooo:rsid="003149c9" officeooo:paragraph-rsid="003149c9"/>
    </style:style>
    <style:style style:name="P27" style:family="paragraph" style:parent-style-name="Standard">
      <style:text-properties style:font-name="Calibri" officeooo:rsid="003149c9" officeooo:paragraph-rsid="0031929b"/>
    </style:style>
    <style:style style:name="P28" style:family="paragraph" style:parent-style-name="Standard">
      <style:text-properties style:font-name="Calibri" officeooo:rsid="0031929b" officeooo:paragraph-rsid="0031929b"/>
    </style:style>
    <style:style style:name="P2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0" style:family="paragraph" style:parent-style-name="Standard">
      <style:text-properties fo:color="#d4d4d4" style:font-name="Droid Sans Mono" fo:font-size="10.5pt" fo:font-weight="normal" officeooo:rsid="003149c9" officeooo:paragraph-rsid="003149c9" fo:background-color="#1e1e1e"/>
    </style:style>
    <style:style style:name="P31" style:family="paragraph" style:parent-style-name="Standard">
      <style:text-properties officeooo:paragraph-rsid="00303d9f"/>
    </style:style>
    <style:style style:name="P32" style:family="paragraph" style:parent-style-name="Standard">
      <style:text-properties officeooo:paragraph-rsid="003149c9"/>
    </style:style>
    <style:style style:name="P33" style:family="paragraph" style:parent-style-name="Preformatted_20_Text">
      <style:text-properties style:font-name="Calibri" officeooo:rsid="003149c9" officeooo:paragraph-rsid="0031929b"/>
    </style:style>
    <style:style style:name="P34" style:family="paragraph" style:parent-style-name="Preformatted_20_Text">
      <style:text-properties style:font-name="Calibri" officeooo:rsid="003149c9" officeooo:paragraph-rsid="0032787d"/>
    </style:style>
    <style:style style:name="P35" style:family="paragraph" style:parent-style-name="Preformatted_20_Text">
      <style:text-properties officeooo:paragraph-rsid="0031929b"/>
    </style:style>
    <style:style style:name="P36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ac13c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303d9f"/>
    </style:style>
    <style:style style:name="T4" style:family="text">
      <style:text-properties style:font-name="Calibri" officeooo:rsid="0031929b"/>
    </style:style>
    <style:style style:name="T5" style:family="text">
      <style:text-properties style:font-name="Calibri" officeooo:rsid="003149c9"/>
    </style:style>
    <style:style style:name="T6" style:family="text">
      <style:text-properties style:font-name="Calibri" officeooo:rsid="0032787d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officeooo:rsid="0031929b" style:font-size-asian="12pt" style:font-size-complex="12pt"/>
    </style:style>
    <style:style style:name="T9" style:family="text">
      <style:text-properties style:font-name="Calibri" fo:font-size="12pt" officeooo:rsid="0032787d" style:font-size-asian="12pt" style:font-size-complex="12pt"/>
    </style:style>
    <style:style style:name="T10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Calibri" fo:font-size="12pt" fo:font-weight="bold" officeooo:rsid="0031929b" style:font-size-asian="12pt" style:font-weight-asian="bold" style:font-size-complex="12pt" style:font-weight-complex="bold"/>
    </style:style>
    <style:style style:name="T12" style:family="text">
      <style:text-properties style:font-name="Calibri" fo:font-size="12pt" fo:font-weight="bold" officeooo:rsid="0032787d" style:font-size-asian="12pt" style:font-weight-asian="bold" style:font-size-complex="12pt" style:font-weight-complex="bold"/>
    </style:style>
    <style:style style:name="T13" style:family="text">
      <style:text-properties officeooo:rsid="001e42a8"/>
    </style:style>
    <style:style style:name="T14" style:family="text">
      <style:text-properties officeooo:rsid="002b935a"/>
    </style:style>
    <style:style style:name="T15" style:family="text">
      <style:text-properties officeooo:rsid="002c73f9"/>
    </style:style>
    <style:style style:name="T16" style:family="text">
      <style:text-properties officeooo:rsid="002e4d8e"/>
    </style:style>
    <style:style style:name="T17" style:family="text">
      <style:text-properties officeooo:rsid="003149c9"/>
    </style:style>
    <style:style style:name="T18" style:family="text">
      <style:text-properties fo:color="#9cdcfe"/>
    </style:style>
    <style:style style:name="T19" style:family="text">
      <style:text-properties officeooo:rsid="0031929b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eveloper.mozilla.org/fr/docs/Mozilla/Add-ons/WebExtensions/Getting_started_with_web-ext" text:style-name="Internet_20_link" text:visited-style-name="Visited_20_Internet_20_Link"><text:span text:style-name="T2">https://developer.mozilla.org/fr/docs/Mozilla/Add-ons/WebExtensions/Getting_started_with_web-ext</text:span></text:a></text:p>
      <text:p text:style-name="P4"/>
      <text:p text:style-name="P5"><text:span text:style-name="T1">“</text:span><text:bookmark text:name="Tester_dans_Firefox_pour_Android"/>Tester dans Firefox pour Android<text:bookmark text:name="Tester_dans_Firefox_pour_Android1"/>"</text:p>
      <text:p text:style-name="P5"/>
      <text:p text:style-name="P5"/>
      <text:p text:style-name="P5"/>
      <text:p text:style-name="P2"><text:span text:style-name="T2">Pour pouvoir activer le débogage sur Android : </text:span><text:a xlink:type="simple" xlink:href="https://developer.android.com/training/basics/firstapp/running-app" text:style-name="Internet_20_link" text:visited-style-name="Visited_20_Internet_20_Link"><text:span text:style-name="T2">https://developer.android.com/training/basics/firstapp/running-app</text:span></text:a></text:p>
      <text:p text:style-name="P6"/>
      <text:p text:style-name="P6"/>
      <text:p text:style-name="P6"/>
      <text:p text:style-name="P3"><text:span text:style-name="T2">Sur firefox android : </text:span><text:a xlink:type="simple" xlink:href="../../../../../../storage/6263-3031/borderify-1.0.zip" text:style-name="Internet_20_link" text:visited-style-name="Visited_20_Internet_20_Link"><text:span text:style-name="T2">file:///storage/6263-3031/borderify-1.0.zip</text:span></text:a></text:p>
      <text:p text:style-name="P14"/>
      <text:p text:style-name="P14"/>
      <text:p text:style-name="P14"/>
      <text:p text:style-name="P14"/>
      <text:p text:style-name="P15">Dans </text:p>
      <text:p text:style-name="P7">Zipper avec web-ext : web-ext buil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7"/>
      <text:p text:style-name="P7"/>
      <text:p text:style-name="P7">Finalement : </text:p>
      <text:p text:style-name="P7"/>
      <text:p text:style-name="P23">Dans le manifest.json <text:span text:style-name="T13">l’id est </text:span><text:a xlink:type="simple" xlink:href="mailto:videodetection@example.com" text:style-name="Internet_20_link" text:visited-style-name="Visited_20_Internet_20_Link"><text:span text:style-name="T13">videodetection@mimashita.com</text:span></text:a></text:p>
      <text:p text:style-name="P8"/>
      <text:p text:style-name="P10">Dans <text:span text:style-name="T15">videodetection</text:span> : zip -r -FS ../<text:span text:style-name="T14">videodetection</text:span>@<text:span text:style-name="T16">mimashita</text:span>.com.xpi *</text:p>
      <text:p text:style-name="P9"/>
      <text:p text:style-name="P10">puis dans webExtension : adb push <text:span text:style-name="T14">videodetection</text:span>@<text:span text:style-name="T16">mimashita</text:span>.com.xpi /mnt/sdcard/FirefoxExt</text:p>
      <text:p text:style-name="P9"/>
      <text:p text:style-name="P9"/>
      <text:p text:style-name="P22">Téléphone : </text:p>
      <text:p text:style-name="P22">Dans firefox : </text:p>
      <text:p text:style-name="P22">about:config</text:p>
      <text:p text:style-name="P22">rechercher xpiinstall.signatures.required</text:p>
      <text:p text:style-name="P22">Et le passer à FAUX (il est true de base)</text:p>
      <text:p text:style-name="P9"/>
      <text:p text:style-name="P9">Sur le téléphone dans Firefox : </text:p>
      <text:p text:style-name="P9"><text:a xlink:type="simple" xlink:href="../../../../../../storage/6263-3031/FirefoxExt" text:style-name="Internet_20_link" text:visited-style-name="Visited_20_Internet_20_Link">file:///storage/6263-3031/FirefoxExt</text:a></text:p>
      <text:p text:style-name="P20">Puis on clique sur <text:a xlink:type="simple" xlink:href="mailto:videodetection@example.com.xpi" text:style-name="Internet_20_link" text:visited-style-name="Visited_20_Internet_20_Link"><text:span text:style-name="T14">videodetection</text:span></text:a><text:a xlink:type="simple" xlink:href="mailto:videodetection@example.com.xpi" text:style-name="Internet_20_link" text:visited-style-name="Visited_20_Internet_20_Link">@</text:a><text:a xlink:type="simple" xlink:href="mailto:videodetection@example.com.xpi" text:style-name="Internet_20_link" text:visited-style-name="Visited_20_Internet_20_Link"><text:span text:style-name="T16">mimashita</text:span></text:a><text:a xlink:type="simple" xlink:href="mailto:videodetection@example.com.xpi" text:style-name="Internet_20_link" text:visited-style-name="Visited_20_Internet_20_Link">.com.xpi</text:a> </text:p>
      <text:p text:style-name="P9"/>
      <text:p text:style-name="P9">Ca s’installe, et c’est bon ! </text:p>
      <text:p text:style-name="P9"/>
      <text:p text:style-name="P9"/>
      <text:p text:style-name="P9"/>
      <text:p text:style-name="P11">style-scope ytd-video-primary-info-renderer</text:p>
      <text:p text:style-name="P11"/>
      <text:p text:style-name="P12">yt-formatted-string class=”style-scope ytd-video-primary-info-renderer</text:p>
      <text:p text:style-name="P12"/>
      <text:p text:style-name="P12"/>
      <text:p text:style-name="P13">&lt;meta itemprop=”name” content=”W’z Saison 1 EPISODE 1”&gt;</text:p>
      <text:p text:style-name="P13"/>
      <text:p text:style-name="P13"/>
      <text:p text:style-name="P13"/>
      <text:p text:style-name="P13"/>
      <text:p text:style-name="P16">Pour utiliser AniList API : </text:p>
      <text:p text:style-name="P18">$ npm install node-fetch --sav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><text:soft-page-break/>Sur le serveur : </text:p>
      <text:p text:style-name="P25">/PFE/MimashitaServer</text:p>
      <text:p text:style-name="P25">C’est dans index.js qu’il y a les routes. </text:p>
      <text:p text:style-name="P25"/>
      <text:p text:style-name="P25">C’est dans data qu’il y a les json des animes sous forme : </text:p>
      <text:p text:style-name="P25">nomuser-animes-extension.json</text:p>
      <text:p text:style-name="P25"/>
      <text:p text:style-name="P25">C’est structuré comme ça : </text:p>
      <text:p text:style-name="P25">{“animesToUpdate”:[</text:p>
      <text:p text:style-name="P31"><text:span text:style-name="T3"><text:tab/></text:span>{</text:p>
      <text:p text:style-name="P31"><text:tab/><text:tab/>"nameAnime":"Nom anime",</text:p>
      <text:p text:style-name="P31"><text:tab/><text:tab/>"nEp":"epNumber"</text:p>
      <text:p text:style-name="P31"><text:tab/>}</text:p>
      <text:p text:style-name="P25">]}</text:p>
      <text:p text:style-name="P25"/>
      <text:p text:style-name="P25"/>
      <text:p text:style-name="P26">Pour lancer le serveur : node index.js</text:p>
      <text:p text:style-name="P26"/>
      <text:p text:style-name="P26">Puis on va sur </text:p>
      <text:p text:style-name="P26"><text:a xlink:type="simple" xlink:href="http://mimashita.im-in.love:3000/animes/plop" text:style-name="Internet_20_link" text:visited-style-name="Visited_20_Internet_20_Link">http://mimashita.im-in.love:3000/animes/plop</text:a></text:p>
      <text:p text:style-name="P26">Et ça nous affiche le json qu’il y a dans plop-animes-extension.json</text:p>
      <text:p text:style-name="P26"/>
      <text:p text:style-name="P26"/>
      <text:p text:style-name="P26">Pour envoyer des trucs : </text:p>
      <text:p text:style-name="P26">curl -d "@animeJSON.json" -H "Content-Type: application/json" -X POST <text:a xlink:type="simple" xlink:href="http://mimashita.im-in.love:3000/animes/plop" text:style-name="Internet_20_link" text:visited-style-name="Visited_20_Internet_20_Link">http://mimashita.im-in.love:3000/animes/plop</text:a></text:p>
      <text:p text:style-name="P26"/>
      <text:p text:style-name="P30"><text:span text:style-name="T18">nameAnime:</text:span> <text:span text:style-name="T18">epName</text:span>,</text:p>
      <text:p text:style-name="P29"><text:span text:style-name="T18">nEp:</text:span> <text:span text:style-name="T18">epNumber</text:span></text:p>
      <text:p text:style-name="P26"/>
      <text:p text:style-name="P28"/>
      <text:p text:style-name="P27">curl -d <text:span text:style-name="T19">"{"nameAnime": "epName", "nEp": "epNumber"}"</text:span> -H "Content-Type: application/json" -X POST <text:a xlink:type="simple" xlink:href="http://mimashita.im-in.love:3000/animes/userTest" text:style-name="Internet_20_link" text:visited-style-name="Visited_20_Internet_20_Link">http://mimashita.im-in.love:3000/animes/</text:a><text:a xlink:type="simple" xlink:href="http://mimashita.im-in.love:3000/animes/userTest" text:style-name="Internet_20_link" text:visited-style-name="Visited_20_Internet_20_Link"><text:span text:style-name="T19">userTest</text:span></text:a><text:span text:style-name="T19"> </text:span></text:p>
      <text:p text:style-name="P27"/>
      <text:p text:style-name="P35"><text:span text:style-name="Source_20_Text"><text:span text:style-name="T17">curl --header "Content-Type: application/json" </text:span></text:span><text:span text:style-name="Source_20_Text">--request POST --data '</text:span><text:span text:style-name="Source_20_Text"><text:span text:style-name="T4">{"nameAnime": "epName", "nEp": "epNumber"}</text:span></text:span><text:span text:style-name="Source_20_Text">' </text:span><text:a xlink:type="simple" xlink:href="http://mimashita.im-in.love:3000/animes/userTest" text:style-name="Internet_20_link" text:visited-style-name="Visited_20_Internet_20_Link"><text:span text:style-name="Source_20_Text"><text:span text:style-name="T5">http://mimashita.im-in.love:3000/animes/</text:span></text:span></text:a><text:a xlink:type="simple" xlink:href="http://mimashita.im-in.love:3000/animes/userTest" text:style-name="Internet_20_link" text:visited-style-name="Visited_20_Internet_20_Link"><text:span text:style-name="Source_20_Text"><text:span text:style-name="T4">userTest</text:span></text:span></text:a><text:span text:style-name="Source_20_Text"><text:span text:style-name="T4"> </text:span></text:span></text:p>
      <text:p text:style-name="P33"><text:span text:style-name="Source_20_Text"/></text:p>
      <text:p text:style-name="P27"/>
      <text:p text:style-name="P34"><text:span text:style-name="Source_20_Text"><text:span text:style-name="T21">curl --header "Content-Type: application/json" --request POST --data '</text:span></text:span><text:span text:style-name="Source_20_Text"><text:span text:style-name="T11">{"nameAnime": "</text:span></text:span><text:span text:style-name="Source_20_Text"><text:span text:style-name="T12">Shingeki no Kyojin</text:span></text:span><text:span text:style-name="Source_20_Text"><text:span text:style-name="T11">", "nEp": "</text:span></text:span><text:span text:style-name="Source_20_Text"><text:span text:style-name="T12">8</text:span></text:span><text:span text:style-name="Source_20_Text"><text:span text:style-name="T11">"}</text:span></text:span><text:span text:style-name="Source_20_Text"><text:span text:style-name="T21">' </text:span></text:span><text:a xlink:type="simple" xlink:href="http://mimashita.im-in.love:3000/animes/userTest" text:style-name="Internet_20_link" text:visited-style-name="Visited_20_Internet_20_Link"><text:span text:style-name="Source_20_Text"><text:span text:style-name="T10">http://mimashita.im-in.love:3000/animes/</text:span></text:span></text:a><text:a xlink:type="simple" xlink:href="http://mimashita.im-in.love:3000/animes/userTest" text:style-name="Internet_20_link" text:visited-style-name="Visited_20_Internet_20_Link"><text:span text:style-name="Source_20_Text"><text:span text:style-name="T11">userTest</text:span></text:span></text:a><text:span text:style-name="Source_20_Text"><text:span text:style-name="T11"> </text:span></text:span></text:p>
      <text:p text:style-name="P27"/>
      <text:p text:style-name="P26"/>
      <text:p text:style-name="P26"/>
      <text:p text:style-name="P26">En post</text:p>
      <text:p text:style-name="P26">Dans animeJSON.json il y a</text:p>
      <text:p text:style-name="P32">{</text:p>
      <text:p text:style-name="P32"><text:tab/>"nameAnime":"Nom anime",</text:p>
      <text:p text:style-name="P32"><text:tab/>"nEp":"epNumber"</text:p>
      <text:p text:style-name="P26">}</text:p>
      <text:p text:style-name="P26"><text:soft-page-break/></text:p>
      <text:p text:style-name="P26"/>
      <text:p text:style-name="P26">Puis pour remettre à 0 la liste : </text:p>
      <text:p text:style-name="P26">curl -v -X POST <text:a xlink:type="simple" xlink:href="http://mimashita.im-in.love:3000/reset/plop" text:style-name="Internet_20_link" text:visited-style-name="Visited_20_Internet_20_Link">http://mimashita.im-in.love:3000/reset/plop</text:a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59:54.503732404</meta:creation-date>
    <meta:generator>LibreOffice/5.1.6.2$Linux_X86_64 LibreOffice_project/10m0$Build-2</meta:generator>
    <dc:date>2019-03-29T22:22:33.739529884</dc:date>
    <meta:editing-duration>PT6H57M4S</meta:editing-duration>
    <meta:editing-cycles>16</meta:editing-cycles>
    <meta:document-statistic meta:table-count="0" meta:image-count="0" meta:object-count="0" meta:page-count="4" meta:paragraph-count="55" meta:word-count="259" meta:character-count="2322" meta:non-whitespace-character-count="2099"/>
  </office:meta>
</office:document-meta>
</file>